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300000187CB475BA2.png" manifest:media-type="image/png"/>
  <manifest:file-entry manifest:full-path="Pictures/1000000100000443000001879E8E33E6.png" manifest:media-type="image/png"/>
  <manifest:file-entry manifest:full-path="Pictures/10000001000004430000018707DB553B.png" manifest:media-type="image/png"/>
  <manifest:file-entry manifest:full-path="Pictures/10000001000004430000018754AC3E6B.png" manifest:media-type="image/png"/>
  <manifest:file-entry manifest:full-path="Pictures/10000001000003160000031679008473.png" manifest:media-type="image/png"/>
  <manifest:file-entry manifest:full-path="Pictures/1000000100000316000003169ABCD78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44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986cm" svg:y="-0.811cm" svg:width="9.183cm" svg:height="9.183cm" draw:z-index="0"><draw:image xlink:href="Pictures/1000000100000316000003169ABCD78D.png" xlink:type="simple" xlink:show="embed" xlink:actuate="onLoad" draw:mime-type="image/png"/></draw:frame><draw:frame draw:style-name="fr1" draw:name="Image2" text:anchor-type="char" svg:x="9.343cm" svg:y="-0.923cm" svg:width="9.393cm" svg:height="9.393cm" draw:z-index="1"><draw:image xlink:href="Pictures/10000001000003160000031679008473.png" xlink:type="simple" xlink:show="embed" xlink:actuate="onLoad" draw:mime-type="image/png"/></draw:frame><draw:frame draw:style-name="fr1" draw:name="Image3" text:anchor-type="char" svg:x="-1.427cm" svg:y="8.751cm" svg:width="10.714cm" svg:height="3.84cm" draw:z-index="2"><draw:image xlink:href="Pictures/10000001000004430000018754AC3E6B.png" xlink:type="simple" xlink:show="embed" xlink:actuate="onLoad" draw:mime-type="image/png"/></draw:frame><draw:frame draw:style-name="fr1" draw:name="Image4" text:anchor-type="char" svg:x="-1.15cm" svg:y="17.526cm" svg:width="10.71cm" svg:height="3.84cm" draw:z-index="3"><draw:image xlink:href="Pictures/10000001000004430000018707DB553B.png" xlink:type="simple" xlink:show="embed" xlink:actuate="onLoad" draw:mime-type="image/png"/></draw:frame><draw:frame draw:style-name="fr1" draw:name="Image5" text:anchor-type="char" svg:x="-1.312cm" svg:y="13.303cm" svg:width="10.71cm" svg:height="3.84cm" draw:z-index="4"><draw:image xlink:href="Pictures/1000000100000443000001879E8E33E6.png" xlink:type="simple" xlink:show="embed" xlink:actuate="onLoad" draw:mime-type="image/png"/></draw:frame><draw:frame draw:style-name="fr1" draw:name="Image6" text:anchor-type="char" svg:x="-1.281cm" svg:y="22.121cm" svg:width="10.71cm" svg:height="3.84cm" draw:z-index="5"><draw:image xlink:href="Pictures/100000010000044300000187CB475B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13:01:32.306583311</meta:creation-date>
    <dc:date>2025-05-13T18:07:02.911187893</dc:date>
    <meta:editing-duration>PT2H58M36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